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19" calcext:value-type="float">
            <text:p>1319</text:p>
          </table:table-cell>
          <table:table-cell table:style-name="ce7" table:formula="of:=COUNTIF([.B7:.B999998];&quot;X&quot;)" office:value-type="float" office:value="1139" calcext:value-type="float">
            <text:p>1139</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4" calcext:value-type="float">
            <text:p>154</text:p>
          </table:table-cell>
          <table:table-cell table:style-name="ce25" table:formula="of:=SUM([.B2:.F2])" office:value-type="float" office:value="1400" calcext:value-type="float">
            <text:p>140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5">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3" table:number-rows-repeated="92">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7-23">00/00/0000</text:date>, <text:time style:data-style-name="N2" text:time-value="22:22:17.68907897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7-23T22:22:37.445882818</dc:date>
    <meta:editing-duration>P1DT10H20M54S</meta:editing-duration>
    <meta:editing-cycles>1308</meta:editing-cycles>
    <meta:document-statistic meta:table-count="1" meta:cell-count="7958" meta:object-count="0"/>
  </office:meta>
</office:document-meta>
</file>